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cc99" draw:fill="none" draw:fill-color="#ffffff" draw:auto-grow-height="true" draw:auto-grow-width="false" fo:max-height="0cm" fo:min-height="3.3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66cc99" draw:marker-start-width="0.35cm" draw:marker-end-width="0.35cm" draw:fill="solid" draw:fill-color="#c0c0c0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66cc99" draw:fill="none" draw:fill-color="#c0c0c0" draw:auto-grow-height="true" draw:auto-grow-width="false" fo:max-height="0cm" fo:min-height="2.65cm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5" style:family="graphic">
      <style:graphic-properties style:protect="size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font-size="14pt" style:font-size-asian="14pt" style:font-size-complex="14pt"/>
    </style:style>
    <style:style style:name="P2" style:family="paragraph">
      <style:paragraph-properties style:text-autospace="none"/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3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20pt"/>
    </style:style>
    <style:style style:name="T1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3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3" draw:layer="layout" svg:width="10.4cm" svg:height="8.371cm" svg:x="0.4cm" svg:y="0.6cm">
          <draw:text-box>
            <text:p text:style-name="P1"><text:span text:style-name="T1">class</text:span><text:span text:style-name="T2"> </text:span><text:span text:style-name="T3">Program</text:span></text:p>
            <text:p text:style-name="P2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2"><text:span text:style-name="T2"><text:s text:c="4"/></text:span><text:span text:style-name="T2">{</text:span></text:p>
            <text:p text:style-name="P1"><text:span text:style-name="T2"><text:s text:c="8"/></text:span><text:span text:style-name="T1">var</text:span><text:span text:style-name="T2"> tr1 = </text:span><text:span text:style-name="T1">new</text:span><text:span text:style-name="T2"> </text:span><text:span text:style-name="T3">RTriangle</text:span><text:span text:style-name="T2">();</text:span></text:p>
            <text:p text:style-name="P2"><text:span text:style-name="T2"><text:s text:c="8"/></text:span><text:span text:style-name="T2">tr1.H = 5;</text:span></text:p>
            <text:p text:style-name="P1"><text:span text:style-name="T2"><text:s text:c="8"/></text:span><text:span text:style-name="T2">tr1.C = </text:span><text:span text:style-name="T1">new</text:span><text:span text:style-name="T2"> </text:span><text:span text:style-name="T1">double</text:span><text:span text:style-name="T2">[2];</text:span></text:p>
            <text:p text:style-name="P2"><text:span text:style-name="T2"><text:s text:c="8"/></text:span><text:span text:style-name="T2">tr1.C[0] = 3;</text:span></text:p>
            <text:p text:style-name="P1"><text:span text:style-name="T2"><text:s text:c="8"/></text:span><text:span text:style-name="T1">var</text:span><text:span text:style-name="T2"> tr2 = </text:span><text:span text:style-name="T1">new</text:span><text:span text:style-name="T2"> </text:span><text:span text:style-name="T3">RTriangle</text:span><text:span text:style-name="T2">();</text:span></text:p>
            <text:p text:style-name="P2"><text:span text:style-name="T2"><text:s text:c="8"/></text:span><text:span text:style-name="T2">tr2.H = 10;</text:span></text:p>
            <text:p text:style-name="P1"><text:span text:style-name="T2"><text:s text:c="8"/></text:span><text:span text:style-name="T3">Console</text:span><text:span text:style-name="T2">.WriteLine(</text:span></text:p>
            <text:p text:style-name="P1"><text:span text:style-name="T2"><text:s text:c="12"/></text:span><text:span text:style-name="T3">RTriangle</text:span><text:span text:style-name="T2">.Angle);</text:span></text:p>
            <text:p text:style-name="P2"><text:span text:style-name="T2"><text:s text:c="4"/></text:span><text:span text:style-name="T2">}</text:span></text:p>
            <text:p text:style-name="P2"><text:span text:style-name="T2">}</text:span></text:p>
          </draw:text-box>
        </draw:frame>
        <draw:g>
          <draw:custom-shape draw:style-name="gr2" draw:text-style-name="P4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6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tr1:</text:span></text:p>
              <text:p><text:span text:style-name="T5">tr2: </text:span><text:span text:style-name="T6"><text:s/></text:span></text:p>
            </draw:text-box>
          </draw:frame>
        </draw:g>
        <draw:custom-shape draw:style-name="gr6" draw:text-style-name="P4" xml:id="id8" draw:id="id8" draw:layer="layout" svg:width="0.4cm" svg:height="0.4cm" draw:transform="rotate (-1.5707963267949) translate (2.1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0.4cm" svg:height="0.4cm" draw:transform="rotate (-1.5707963267949) translate (2.1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10" draw:id="id10" draw:layer="layout" svg:width="0.4cm" svg:height="0.4cm" draw:transform="rotate (-1.5707963267949) translate (2.1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11" draw:id="id11" draw:layer="layout" svg:width="0.4cm" svg:height="0.4cm" draw:transform="rotate (-1.5707963267949) translate (2.1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8" draw:text-style-name="P4" draw:layer="layout" svg:width="3.6cm" svg:height="3.216cm" svg:x="13.4cm" svg:y="7.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6cm" svg:height="3.6cm" svg:x="13.4cm" svg:y="7.8cm">
            <draw:text-box>
              <text:p><text:span text:style-name="T4">RTriangle</text:span></text:p>
              <text:p><text:span text:style-name="T5"/></text:p>
              <text:p><text:span text:style-name="T5">H: 0 </text:span></text:p>
              <text:p><text:span text:style-name="T5">C:</text:span></text:p>
            </draw:text-box>
          </draw:frame>
        </draw:g>
        <draw:custom-shape draw:style-name="gr10" draw:text-style-name="P4" xml:id="id1" draw:id="id1" draw:layer="layout" svg:width="0.4cm" svg:height="0.533cm" svg:x="12.9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4" xml:id="id9" draw:id="id9" draw:layer="layout" svg:x1="13.308cm" svg:y1="2.985cm" svg:x2="15.2cm" svg:y2="7.8cm" draw:start-shape="id1" draw:start-glue-point="1" draw:end-shape="id2" draw:end-glue-point="0" svg:d="m13308 2985h1892v4815" svg:viewBox="0 0 1893 4816">
          <text:p/>
        </draw:connector>
        <draw:custom-shape draw:style-name="gr6" draw:text-style-name="P4" xml:id="id12" draw:id="id12" draw:layer="layout" svg:width="0.4cm" svg:height="0.4cm" draw:transform="rotate (-1.5707963267949) translate (2.099cm 5.5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3" draw:id="id3" draw:layer="layout" svg:width="0.4cm" svg:height="0.533cm" svg:x="14.8cm" svg:y="10.2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0.4cm" svg:height="0.4cm" draw:transform="rotate (-1.5707963267949) translate (2.099cm 6.1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4cm" svg:height="0.4cm" draw:transform="rotate (-1.5707963267949) translate (2.099cm 6.6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custom-shape draw:style-name="gr8" draw:text-style-name="P4" draw:layer="layout" svg:width="3.6cm" svg:height="3.216cm" svg:x="13.4cm" svg:y="11.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6cm" svg:height="3.6cm" svg:x="13.4cm" svg:y="11.5cm">
            <draw:text-box>
              <text:p><text:span text:style-name="T4">int[]</text:span></text:p>
              <text:p><text:span text:style-name="T5"/></text:p>
              <text:p><text:span text:style-name="T5">0: 0 </text:span></text:p>
              <text:p><text:span text:style-name="T5">1: 0</text:span></text:p>
            </draw:text-box>
          </draw:frame>
        </draw:g>
        <draw:connector draw:style-name="gr11" draw:text-style-name="P4" draw:layer="layout" draw:line-skew="0cm 1.502cm" svg:x1="15.2cm" svg:y1="10.466cm" svg:x2="15.2cm" svg:y2="11.5cm" draw:start-shape="id3" draw:start-glue-point="1" draw:end-shape="id4" draw:end-glue-point="0" svg:d="m15200 10466h2350v734h-2350v300" svg:viewBox="0 0 2351 1035">
          <text:p/>
        </draw:connector>
        <draw:custom-shape draw:style-name="gr6" draw:text-style-name="P4" draw:layer="layout" svg:width="0.4cm" svg:height="0.4cm" draw:transform="rotate (-1.5707963267949) translate (2.099cm 6.1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" draw:id="id6">
          <draw:custom-shape draw:style-name="gr8" draw:text-style-name="P4" draw:layer="layout" svg:width="3.6cm" svg:height="3.216cm" svg:x="19.3cm" svg:y="7.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6cm" svg:height="3.6cm" svg:x="19.3cm" svg:y="7.8cm">
            <draw:text-box>
              <text:p><text:span text:style-name="T4">RTriangle</text:span></text:p>
              <text:p><text:span text:style-name="T5"/></text:p>
              <text:p><text:span text:style-name="T5">H: 0 </text:span></text:p>
              <text:p><text:span text:style-name="T5">C:</text:span></text:p>
            </draw:text-box>
          </draw:frame>
        </draw:g>
        <draw:connector draw:style-name="gr11" draw:text-style-name="P4" draw:layer="layout" svg:x1="13.308cm" svg:y1="3.686cm" svg:x2="21.1cm" svg:y2="7.8cm" draw:start-shape="id5" draw:start-glue-point="1" draw:end-shape="id6" draw:end-glue-point="0" svg:d="m13308 3686h7792v4114" svg:viewBox="0 0 7793 4115">
          <text:p/>
        </draw:connector>
        <draw:custom-shape draw:style-name="gr10" draw:text-style-name="P4" xml:id="id5" draw:id="id5" draw:layer="layout" svg:width="0.4cm" svg:height="0.533cm" svg:x="12.908cm" svg:y="3.42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0.4cm" svg:height="0.533cm" svg:x="20.9cm" svg:y="10.201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3.6cm" svg:height="2.591cm" svg:x="23.2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3.6cm" svg:height="2.9cm" svg:x="23.2cm" svg:y="12.1cm">
          <draw:text-box>
            <text:p><text:span text:style-name="T4">RTriangle</text:span></text:p>
            <text:p><text:span text:style-name="T5"/></text:p>
            <text:p><text:span text:style-name="T5">Angle: Pi/2</text:span></text:p>
          </draw:text-box>
        </draw:frame>
        <draw:frame draw:style-name="gr14" draw:layer="layout" svg:width="1cm" svg:height="0.962cm" svg:x="14.2cm" svg:y="9.238cm">
          <draw:text-box>
            <text:p>5</text:p>
          </draw:text-box>
        </draw:frame>
        <draw:frame draw:style-name="gr14" draw:layer="layout" svg:width="1cm" svg:height="0.962cm" svg:x="14.172cm" svg:y="12.885cm">
          <draw:text-box>
            <text:p>4</text:p>
          </draw:text-box>
        </draw:frame>
        <draw:frame draw:style-name="gr14" draw:layer="layout" svg:width="1.33cm" svg:height="0.962cm" svg:x="20.27cm" svg:y="9.212cm">
          <draw:text-box>
            <text:p>10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9-16T15:42:58.63</dc:date>
    <meta:editing-duration>PT8H32M30S</meta:editing-duration>
    <meta:editing-cycles>62</meta:editing-cycles>
    <meta:generator>LibreOffice/4.0.4.2$Windows_x86 LibreOffice_project/9e9821abd0ffdbc09cd8c52eaa574fa09eb08f2</meta:generator>
    <meta:document-statistic meta:object-count="65"/>
  </office:meta>
</office:document-meta>
</file>